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472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1.5583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220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123b7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28in"/>
      <style:text-properties fo:color="#26262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1" style:family="text">
      <style:text-properties fo:color="#123b70"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Mouser Part #</text:p>
          </table:table-cell>
          <table:table-cell office:value-type="string">
            <text:p>Future Electronics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Current Sense Resistors - 1watt 0.22Ω 1% 2512</text:p>
          </table:table-cell>
          <table:table-cell office:value-type="string">
            <text:p>71-WSL2512R2200FEA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/10watt 49.9KΩ 1% 0603</text:p>
          </table:table-cell>
          <table:table-cell office:value-type="string">
            <text:p>71-CRCW0603-49.9K-E3</text:p>
          </table:table-cell>
          <table:table-cell office:value-type="string">
            <text:p>CRCW060349K9FKEA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string">
            <text:p>1/10watt 6.98KΩ 1% 0603</text:p>
          </table:table-cell>
          <table:table-cell office:value-type="string">
            <text:p>71-CRCW0603-6.98K-E3</text:p>
          </table:table-cell>
          <table:table-cell office:value-type="string">
            <text:p>RC0603FR-076K98L</text:p>
          </table:table-cell>
          <table:table-cell/>
        </table:table-row>
        <table:table-row table:style-name="ro1">
          <table:table-cell office:value-type="string">
            <text:p>R4</text:p>
          </table:table-cell>
          <table:table-cell office:value-type="string">
            <text:p>1/10watt 1.0KΩ 1% 0603</text:p>
          </table:table-cell>
          <table:table-cell office:value-type="string">
            <text:p>71-CRCW0603-1.0K-E3</text:p>
          </table:table-cell>
          <table:table-cell office:value-type="string">
            <text:p>CRCW06031K00FKEA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office:value-type="string">
            <text:p>1/10watt 16.5KΩ 1% 0603</text:p>
          </table:table-cell>
          <table:table-cell office:value-type="string">
            <text:p>71-CRCW0603-16.5K-E3</text:p>
          </table:table-cell>
          <table:table-cell office:value-type="string">
            <text:p>CRCW060316K5FKEA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string">
            <text:p>1/10watt 91KΩ 1% 0603</text:p>
          </table:table-cell>
          <table:table-cell office:value-type="string">
            <text:p>71-CRCW0603-91-E3</text:p>
          </table:table-cell>
          <table:table-cell office:value-type="string">
            <text:p>CRCW060391R0FKEA</text:p>
          </table:table-cell>
          <table:table-cell/>
        </table:table-row>
        <table:table-row table:style-name="ro1">
          <table:table-cell office:value-type="string">
            <text:p>R7</text:p>
          </table:table-cell>
          <table:table-cell office:value-type="string">
            <text:p>1/10watt 30KΩ 1% 0603</text:p>
          </table:table-cell>
          <table:table-cell office:value-type="string">
            <text:p>71-CRCW0603-30-E3</text:p>
          </table:table-cell>
          <table:table-cell office:value-type="string">
            <text:p>RC0603FR-0730RL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string">
            <text:p>1/10watt 100KΩ 1% 0603</text:p>
          </table:table-cell>
          <table:table-cell table:style-name="ce2" office:value-type="string">
            <text:p>71-CRCW0603-100K-E3</text:p>
          </table:table-cell>
          <table:table-cell office:value-type="string">
            <text:p>CRCW0603100KFKEA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1/10watt 50Ω 1% 0603</text:p>
          </table:table-cell>
          <table:table-cell office:value-type="string">
            <text:p>71-CRCW0603-50-E3</text:p>
          </table:table-cell>
          <table:table-cell office:value-type="string">
            <text:p>CRCW060349R9FKEA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office:value-type="string">
            <text:p>1/10watt 10KΩ 1% 0603</text:p>
          </table:table-cell>
          <table:table-cell office:value-type="string">
            <text:p>71-CRCW0603-10K-E3</text:p>
          </table:table-cell>
          <table:table-cell office:value-type="string">
            <text:p>CRCW060310K0FKEA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 office:value-type="string">
            <text:p>1/10watt 10KΩ 1% 0603</text:p>
          </table:table-cell>
          <table:table-cell office:value-type="string">
            <text:p>71-CRCW0603-10K-E3</text:p>
          </table:table-cell>
          <table:table-cell office:value-type="string">
            <text:p>CRCW060310K0FKEA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.0uF 16V 10% 0603</text:p>
          </table:table-cell>
          <table:table-cell office:value-type="string">
            <text:p>810-C1608X7R1C105K</text:p>
          </table:table-cell>
          <table:table-cell office:value-type="string">
            <text:p>CL32B225KBJNNNE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0.1uF 50V 5% X7R 0603</text:p>
          </table:table-cell>
          <table:table-cell office:value-type="string">
            <text:p>80-C0603C104J5RAUTO</text:p>
          </table:table-cell>
          <table:table-cell office:value-type="string">
            <text:p>GRM188R72A104KA35D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470pF 50V C0G 5% 0603</text:p>
          </table:table-cell>
          <table:table-cell office:value-type="string">
            <text:p>810-CGA3E2C0G1H471J</text:p>
          </table:table-cell>
          <table:table-cell office:value-type="string">
            <text:p>GRM1885C2A471JA01D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0.1uF 50V 5% X7R 0603</text:p>
          </table:table-cell>
          <table:table-cell office:value-type="string">
            <text:p>80-C0603C104J5RAUTO</text:p>
          </table:table-cell>
          <table:table-cell office:value-type="string">
            <text:p>GRM188R72A104KA35D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Schottky (Diodes &amp; Rectifiers) 3A 100V SMC</text:p>
          </table:table-cell>
          <table:table-cell office:value-type="string">
            <text:p>621-B3100-F</text:p>
          </table:table-cell>
          <table:table-cell office:value-type="string">
            <text:p>B3100-13-F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Power Inductors 33uH 3.5A 57mΩ 12.5x12.5</text:p>
          </table:table-cell>
          <table:table-cell office:value-type="string">
            <text:p>652-SRR1280-330M</text:p>
          </table:table-cell>
          <table:table-cell table:number-columns-repeated="2"/>
        </table:table-row>
        <table:table-row table:style-name="ro2">
          <table:table-cell office:value-type="string">
            <text:p>Q1</text:p>
          </table:table-cell>
          <table:table-cell office:value-type="string">
            <text:p>MOSFET P-Chan 60V 27 Amp 70<text:span text:style-name="T2">mΩ 22nC TO220</text:span></text:p>
          </table:table-cell>
          <table:table-cell table:style-name="ce3" office:value-type="string">
            <text:p>512-FQP27P06</text:p>
          </table:table-cell>
          <table:table-cell office:value-type="string">
            <text:p>FQP27P06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LM3409HV 10-MSOP</text:p>
          </table:table-cell>
          <table:table-cell office:value-type="string">
            <text:p>926-LM3409HVMY/NOPB</text:p>
          </table:table-cell>
          <table:table-cell office:value-type="string">
            <text:p>LM3409HVMY/NOPB</text:p>
          </table:table-cell>
          <table:table-cell table:style-name="ce5" office:value-type="string">
            <text:p>almost half the price at Future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Op Amp Single 1.8V 1MHz</text:p>
          </table:table-cell>
          <table:table-cell office:value-type="string">
            <text:p>579-MCP6001T-I/OT</text:p>
          </table:table-cell>
          <table:table-cell office:value-type="string">
            <text:p>MCP6001T-I/OT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12bit I2C DAC addr: 110000X</text:p>
          </table:table-cell>
          <table:table-cell office:value-type="string">
            <text:p>579-MCP4725A0TECH</text:p>
          </table:table-cell>
          <table:table-cell office:value-type="string">
            <text:p>MCP4725A0T-E/CH</text:p>
          </table:table-cell>
          <table:table-cell table:style-name="ce5" office:value-type="string">
            <text:p>almost half the price at Future</text:p>
          </table:table-cell>
        </table:table-row>
        <table:table-row table:style-name="ro2">
          <table:table-cell office:value-type="string">
            <text:p>U3</text:p>
          </table:table-cell>
          <table:table-cell table:style-name="ce2" office:value-type="string">
            <text:p>12bit I2C DAC addr: 110001X</text:p>
          </table:table-cell>
          <table:table-cell table:style-name="ce4" office:value-type="string">
            <text:p>579-MCP4725A1T-E/CH</text:p>
          </table:table-cell>
          <table:table-cell office:value-type="string">
            <text:p>MCP4725A1T-E/CH</text:p>
          </table:table-cell>
          <table:table-cell table:style-name="ce5" office:value-type="string">
            <text:p>almost half the price at Future</text:p>
          </table:table-cell>
        </table:table-row>
        <table:table-row table:style-name="ro2">
          <table:table-cell office:value-type="string">
            <text:p>U3</text:p>
          </table:table-cell>
          <table:table-cell table:style-name="ce2" office:value-type="string">
            <text:p>12bit I2C DAC addr: 110010X</text:p>
          </table:table-cell>
          <table:table-cell table:style-name="ce4" office:value-type="string">
            <text:p>579-MCP4725A2T-E/CH</text:p>
          </table:table-cell>
          <table:table-cell office:value-type="string">
            <text:p>MCP4725A2T-E/CH</text:p>
          </table:table-cell>
          <table:table-cell table:style-name="ce5" office:value-type="string">
            <text:p>almost half the price at Future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12bit I2C DAC addr: 110011X</text:p>
          </table:table-cell>
          <table:table-cell table:style-name="ce4" office:value-type="string">
            <text:p>579-MCP4725A3T-E/CH</text:p>
          </table:table-cell>
          <table:table-cell office:value-type="string">
            <text:p>MCP4725A3T-E/CH</text:p>
          </table:table-cell>
          <table:table-cell table:style-name="ce5" office:value-type="string">
            <text:p>almost half the price at Future</text:p>
          </table:table-cell>
        </table:table-row>
        <table:table-row table:style-name="ro1">
          <table:table-cell office:value-type="string">
            <text:p>JP1-F</text:p>
          </table:table-cell>
          <table:table-cell office:value-type="string">
            <text:p>Molex KK 2.54mm Socket 5 pin</text:p>
          </table:table-cell>
          <table:table-cell office:value-type="string">
            <text:p>538-22-01-2056</text:p>
          </table:table-cell>
          <table:table-cell table:number-columns-repeated="2"/>
        </table:table-row>
        <table:table-row table:style-name="ro1">
          <table:table-cell office:value-type="string">
            <text:p>JP1-M</text:p>
          </table:table-cell>
          <table:table-cell office:value-type="string">
            <text:p>Molex KK 2.54mm Header 5 pin</text:p>
          </table:table-cell>
          <table:table-cell office:value-type="string">
            <text:p>538-22-03-2051</text:p>
          </table:table-cell>
          <table:table-cell table:number-columns-repeated="2"/>
        </table:table-row>
        <table:table-row table:style-name="ro1">
          <table:table-cell office:value-type="string">
            <text:p>JP3-F</text:p>
          </table:table-cell>
          <table:table-cell office:value-type="string">
            <text:p>Molex KK 2.54mm Socket 2 pin</text:p>
          </table:table-cell>
          <table:table-cell office:value-type="string">
            <text:p>538-22-01-2021</text:p>
          </table:table-cell>
          <table:table-cell table:number-columns-repeated="2"/>
        </table:table-row>
        <table:table-row table:style-name="ro1">
          <table:table-cell office:value-type="string">
            <text:p>JP3-M</text:p>
          </table:table-cell>
          <table:table-cell office:value-type="string">
            <text:p>Molex KK 2.54mm Header 2 pin</text:p>
          </table:table-cell>
          <table:table-cell office:value-type="string">
            <text:p>538-22-03-2021</text:p>
          </table:table-cell>
          <table:table-cell table:number-columns-repeated="2"/>
        </table:table-row>
        <table:table-row table:style-name="ro1">
          <table:table-cell office:value-type="string">
            <text:p>JP-CRIMP</text:p>
          </table:table-cell>
          <table:table-cell office:value-type="string">
            <text:p>Molex Crimp Terminal TIN</text:p>
          </table:table-cell>
          <table:table-cell office:value-type="string">
            <text:p>538-08-50-0114</text:p>
          </table:table-cell>
          <table:table-cell table:number-columns-repeated="2"/>
        </table:table-row>
        <table:table-row table:style-name="ro1">
          <table:table-cell office:value-type="string">
            <text:p>Latest BOM:</text:p>
          </table:table-cell>
          <table:table-cell table:number-columns-repeated="4"/>
        </table:table-row>
        <table:table-row table:style-name="ro3">
          <table:table-cell table:style-name="ce1" office:value-type="string">
            <text:p><text:span text:style-name="T1"><text:a xlink:href="http://www.mouser.com:80/ProjectManager/ProjectDetail.aspx?AccessID=0d7c3dba77">http://www.mouser.com:80/ProjectManager/ProjectDetail.aspx?AccessID=0d7c3dba77</text:a></text:span></text:p>
          </table:table-cell>
          <table:table-cell table:number-columns-repeated="4"/>
        </table:table-row>
        <table:table-row table:style-name="ro4" table:number-rows-repeated="1048541">
          <table:table-cell table:number-columns-repeated="5"/>
        </table:table-row>
        <table:table-row table:style-name="ro4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10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20:32:29</meta:creation-date>
    <dc:date>2012-02-26T10:05:25</dc:date>
    <meta:editing-cycles>17</meta:editing-cycles>
    <meta:editing-duration>PT2H57M23S</meta:editing-duration>
    <meta:generator>LibreOffice/3.4$Unix LibreOffice_project/340m1$Build-203</meta:generator>
    <meta:document-statistic meta:table-count="1" meta:cell-count="128" meta:object-count="0"/>
  </office:meta>
</office:document-meta>
</file>